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00cdb0"/>
    </style:style>
    <style:style style:name="P3" style:family="paragraph" style:parent-style-name="Text_20_body" style:list-style-name="L2">
      <style:text-properties officeooo:rsid="0000a153" officeooo:paragraph-rsid="0000a153"/>
    </style:style>
    <style:style style:name="P4" style:family="paragraph" style:parent-style-name="Text_20_body" style:list-style-name="L3">
      <style:text-properties officeooo:rsid="0000a153" officeooo:paragraph-rsid="0000a153"/>
    </style:style>
    <style:style style:name="P5" style:family="paragraph" style:parent-style-name="Text_20_body" style:list-style-name="L3">
      <style:text-properties officeooo:rsid="0000cdb0" officeooo:paragraph-rsid="0000cdb0"/>
    </style:style>
    <style:style style:name="P6" style:family="paragraph" style:parent-style-name="Text_20_body" style:list-style-name="L1">
      <style:text-properties officeooo:rsid="0000cdb0" officeooo:paragraph-rsid="0000cdb0"/>
    </style:style>
    <style:style style:name="P7" style:family="paragraph" style:parent-style-name="Text_20_body" style:list-style-name="L4">
      <style:text-properties officeooo:rsid="0000cdb0" officeooo:paragraph-rsid="0000cdb0"/>
    </style:style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Heading_20_3" style:list-style-name="L1"/>
    <style:style style:name="T1" style:family="text">
      <style:text-properties officeooo:rsid="0000cdb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92473408" text:style-name="L1">
        <text:list-item>
          <text:h text:style-name="P15" text:outline-level="3"><text:span text:style-name="Strong_20_Emphasis">Практическая работа: Персональный бренд лейбла «[Название Лейбла]»</text:span> (Артём и Никита)</text:h>
        </text:list-item>
      </text:list>
      <text:h text:style-name="Heading_20_4" text:outline-level="4"><text:span text:style-name="Strong_20_Emphasis">1. Самоидентификация</text:span></text:h>
      <text:p text:style-name="Text_20_body">Мы — не просто братья, мы — стратегический альянс. Наша сила в симбиозе двух противоположных, но идеально дополняющих друг друга начал. Мы — воплощение принципа Инь и Янь в бизнесе: где порядок встречается с креативным хаосом, а холодный расчет — с горячей passion. Вместе мы создаем синергию, которая рождает смелые, продуманные и эффективные решения для наших клиентов.</text:p>
      <text:list xml:id="list4166313214" text:style-name="L7">
        <text:list-item>
          <text:p text:style-name="P10"><text:span text:style-name="Strong_20_Emphasis">Артём («Стратег»):</text:span> Дисциплинированный архитектор систем. Я превращаю хаотичные идеи в четкие, работающие стратегии. Моя зона ответственности — анализ, планирование, структура и безупречное исполнение. Я вижу эмоции и креатив как инструменты, которые нужно грамотно применять.</text:p>
        </text:list-item>
        <text:list-item>
          <text:p text:style-name="P10"><text:span text:style-name="Strong_20_Emphasis">Никита («Командир»):</text:span> Харизматичный лидер и генератор идей. Я заряжаю команды энергией и нахожу нестандартные пути к цели. Моя сила — в коммуникации, мотивации и в том, чтобы заражать своей верой в проект. Мой «хаос» — это источник мощнейших прорывов.</text:p>
        </text:list-item>
      </text:list>
      <text:h text:style-name="Heading_20_4" text:outline-level="4"><text:span text:style-name="Strong_20_Emphasis">2. Экспертность (Наша «Суперсила»)</text:span></text:h>
      <text:p text:style-name="Text_20_body">Наша ключевая компетенция — <text:span text:style-name="Strong_20_Emphasis">трансформация творческой и бизнес-энергии в узнаваемые и прибыльные бренды.</text:span></text:p>
      <text:list xml:id="list1634854053" text:style-name="L8">
        <text:list-item>
          <text:p text:style-name="P11"><text:span text:style-name="Strong_20_Emphasis">Артём:</text:span> Мастер глубокого анализа и стратегического планирования. Я экспертно проектирую сложные системы: от бизнес-моделей и маркетинговых воронок до контент-стратегий. Моя сила — видеть проект целиком и раскладывать его на эффективные рабочие процессы.</text:p>
        </text:list-item>
        <text:list-item>
          <text:p text:style-name="P11"><text:span text:style-name="Strong_20_Emphasis">Никита:</text:span> Мастер коммуникации и исполнения. Моя экспертиза — в умении чувствовать аудиторию, доносить идеи и вести за собой. Я довожу начатое до результата, обеспечивая безупречное взаимодействие с клиентами и командой на всех этапах.</text:p>
        </text:list-item>
      </text:list>
      <text:h text:style-name="Heading_20_4" text:outline-level="4"><text:span text:style-name="Strong_20_Emphasis">3. Ценности</text:span></text:h>
      <text:p text:style-name="Text_20_body">Наш фундамент — это общие принципы, на которых строится вся наша работа:</text:p>
      <text:list xml:id="list2007886597" text:style-name="L9">
        <text:list-item>
          <text:p text:style-name="P12"><text:span text:style-name="Strong_20_Emphasis">Ответственность:</text:span> Мы отвечаем за каждый данный результат.</text:p>
        </text:list-item>
        <text:list-item>
          <text:p text:style-name="P12"><text:span text:style-name="Strong_20_Emphasis">Честность:</text:span> Прямая и прозрачная коммуникация с клиентом всегда выгоднее пустых обещаний.</text:p>
        </text:list-item>
        <text:list-item>
          <text:p text:style-name="P12"><text:span text:style-name="Strong_20_Emphasis">Дисциплина:</text:span> Это основа нашего тандема. Даже самый креативный хаос укладывается в строгий график и план.</text:p>
        </text:list-item>
        <text:list-item>
          <text:p text:style-name="P12"><text:span text:style-name="Strong_20_Emphasis">Стрессоустойчивость:</text:span> Мы сохраняем хладнокровие стратега и энергию командира даже в самых амбициозных и сложных проектах.</text:p>
        </text:list-item>
        <text:list-item>
          <text:p text:style-name="P12"><text:span text:style-name="Strong_20_Emphasis">Партнерство:</text:span> Мы выстраиваем с клиентом отношения не как подрядчики, а как партнеры, болеющие за его успех.</text:p>
        </text:list-item>
      </text:list>
      <text:h text:style-name="Heading_20_4" text:outline-level="4"><text:soft-page-break/><text:span text:style-name="Strong_20_Emphasis">4. Цели (Социальные)</text:span></text:h>
      <text:p text:style-name="Text_20_body"><text:span text:style-name="Strong_20_Emphasis">Наша миссия:</text:span> Выводить уникальное творчество людей и бизнесов на свет, давая им голос и максимальную аудиторию. Мы не просто оказываем услуги; мы помогаем нашим клиентам стать заметными, узнаваемыми и значимыми в своем сегменте.</text:p>
      <text:h text:style-name="Heading_20_4" text:outline-level="4"><text:span text:style-name="Strong_20_Emphasis">5. Оригинальность &amp; Уникальное предложение</text:span></text:h>
      <text:p text:style-name="Text_20_body"><text:span text:style-name="Strong_20_Emphasis">Наше отличие:</text:span> Мы предлагаем не разрозненные услуги, а <text:span text:style-name="Strong_20_Emphasis">единый «мозг» и «сердце» для вашего проекта.</text:span></text:p>
      <text:list xml:id="list1573544542" text:style-name="L10">
        <text:list-item>
          <text:p text:style-name="P13"><text:span text:style-name="Strong_20_Emphasis">Оригинальность:</text:span> В мире маркетинга agencies либо слишком креативны (и не смотрят на цифры), либо слишком технократичны (и не смотрят на эмоции). Мы — золотая середина. Мы — «Два в одном»: вы получаете системный подход стратега и энергию креативного командира в единой связке.</text:p>
        </text:list-item>
        <text:list-item>
          <text:p text:style-name="P13"><text:span text:style-name="Strong_20_Emphasis">Уникальное предложение:</text:span> <text:span text:style-name="Strong_20_Emphasis">«Полный цикл от Идеи до Результата»:</text:span> от генерации безумной концепции (Никита) до ее проработки в детальный, реализуемый план (Артём) и финального внедрения силами нашей команды.</text:p>
        </text:list-item>
      </text:list>
      <text:h text:style-name="Heading_20_4" text:outline-level="4"><text:span text:style-name="Strong_20_Emphasis">6. Story / Легенда</text:span></text:h>
      <text:p text:style-name="Text_20_body">Наша история — это история о том, как два противоположных полюса нашли общий язык не в ущерб своей индивидуальности, а ради общей цели. Мы прошли путь от обсуждения безумных идей на кухне до понимания, что наша разность — это не недостаток, а главное конкурентное преимущество. Мы научились доверять интуиции друг друга: Артём — структурировать бурлящую энергию Никиты, а Никита — выводить строгие схемы Артёма в живое поле коммуникации с людьми. Наш путь — это доказательство того, что настоящая сила рождается на стыке порядка и хаоса.</text:p>
      <text:h text:style-name="Heading_20_4" text:outline-level="4"><text:span text:style-name="Strong_20_Emphasis">7. Личный имидж</text:span></text:h>
      <text:list xml:id="list3149380536" text:style-name="L11">
        <text:list-item>
          <text:p text:style-name="P14"><text:span text:style-name="Strong_20_Emphasis">Слоган:</text:span> <text:span text:style-name="Strong_20_Emphasis">«Ваш проект: Стратегия × Энергия»</text:span> (или <text:span text:style-name="Strong_20_Emphasis">«Порядок и Хаос на страже вашего бренда»</text:span>)</text:p>
        </text:list-item>
        <text:list-item>
          <text:p text:style-name="P14"><text:span text:style-name="Strong_20_Emphasis">Визуал:</text:span> Фотографии должны подчеркивать ваш дуэт и индивидуальность.</text:p>
          <text:list>
            <text:list-item>
              <text:p text:style-name="P14"><text:span text:style-name="Strong_20_Emphasis">Совместные фото:</text:span> В деловой casual-обстановке, но с неформальной, дружеской атмосферой. Один в более строгом стиле (Артём), другой — в более свободном (Никита). Должна быть видна ваша связь и уверенность.</text:p>
            </text:list-item>
            <text:list-item>
              <text:p text:style-name="P14"><text:span text:style-name="Strong_20_Emphasis">Индивидуальные фото:</text:span> Артём — в рабочей обстановке, с фокусом на концентрацию (за ноутбуком, с блокнотом). Никита — в момент живой коммуникации (на митапе, спикером на мероприятии, в процессе обсуждения с командой).</text:p>
            </text:list-item>
          </text:list>
        </text:list-item>
      </text:list>
      <text:list xml:id="list140320940338273" text:continue-list="list2992473408" text:style-name="L1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08T13:31:55.584779710</meta:creation-date>
    <dc:date>2025-09-08T14:03:19.280967149</dc:date>
    <meta:editing-duration>PT10M2S</meta:editing-duration>
    <meta:editing-cycles>2</meta:editing-cycles>
    <meta:generator>LibreOffice/6.0.7.3$Linux_x86 LibreOffice_project/00m0$Build-3</meta:generator>
    <meta:document-statistic meta:table-count="0" meta:image-count="0" meta:object-count="0" meta:page-count="2" meta:paragraph-count="30" meta:word-count="597" meta:character-count="4201" meta:non-whitespace-character-count="3629"/>
  </office:meta>
</office:document-meta>
</file>